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Párrafodelista" style:list-style-name="LFO1" style:family="paragraph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text-indent="0.4916in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333333" style:letter-kerning="false" fo:font-size="13.5pt" style:font-size-asian="13.5pt" style:font-size-complex="13.5pt" style:language-asian="es" style:country-asian="ES"/>
    </style:style>
    <style:style style:name="T13" style:parent-style-name="Fuentedepárrafopredeter." style:family="text">
      <style:text-properties style:font-name-asian="Times New Roman" style:font-name-complex="Arial" fo:font-weight="bold" style:font-weight-asian="bold" style:font-weight-complex="bold" fo:color="#333333" style:letter-kerning="false" style:language-asian="es" style:country-asian="ES"/>
    </style:style>
    <style:style style:name="T14" style:parent-style-name="Fuentedepárrafopredeter." style:family="text">
      <style:text-properties style:font-name-asian="Times New Roman" style:font-name-complex="Arial" fo:color="#333333" style:letter-kerning="false" style:language-asian="es" style:country-asian="ES"/>
    </style:style>
    <style:style style:name="P15" style:parent-style-name="Normal" style:family="paragraph">
      <style:paragraph-properties fo:text-indent="0.4916in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Párrafodelista" style:list-style-name="LFO1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" style:parent-style-name="Normal" style:list-style-name="LFO2" style:family="paragraph"/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Hipervínculo" style:family="text">
      <style:text-properties fo:font-weight="bold" style:font-weight-asian="bold" style:font-weight-complex="bold"/>
    </style:style>
    <style:style style:name="P38" style:parent-style-name="Párrafodelista" style:list-style-name="LFO3" style:family="paragraph">
      <style:text-properties fo:font-weight="bold" style:font-weight-asian="bold" style:font-weight-complex="bold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Times New Roman" fo:color="#5A2F14" style:letter-kerning="false" style:language-asian="es" style:country-asian="ES"/>
    </style:style>
    <style:style style:name="P40" style:parent-style-name="Párrafodelista" style:list-style-name="LFO3" style:family="paragraph">
      <style:text-properties fo:font-weight="bold" style:font-weight-asian="bold" style:font-weight-complex="bold"/>
    </style:style>
    <style:style style:name="P41" style:parent-style-name="Párrafodelista" style:list-style-name="LFO3" style:family="paragraph">
      <style:text-properties fo:font-weight="bold" style:font-weight-asian="bold" style:font-weight-complex="bold"/>
    </style:style>
    <style:style style:name="P42" style:parent-style-name="Párrafodelista" style:list-style-name="LFO3" style:family="paragraph">
      <style:text-properties fo:font-weight="bold" style:font-weight-asian="bold" style:font-weight-complex="bold"/>
    </style:style>
    <style:style style:name="TableColumn44" style:family="table-column">
      <style:table-column-properties style:column-width="1.4687in"/>
    </style:style>
    <style:style style:name="TableColumn45" style:family="table-column">
      <style:table-column-properties style:column-width="6.2673in"/>
    </style:style>
    <style:style style:name="Table43" style:family="table">
      <style:table-properties style:width="7.7361in" fo:margin-left="0in" table:align="left"/>
    </style:style>
    <style:style style:name="TableRow46" style:family="table-row">
      <style:table-row-properties style:min-row-height="0.2972in"/>
    </style:style>
    <style:style style:name="TableCell47" style:family="table-cell">
      <style:table-cell-properties fo:border="none" fo:background-color="#FFFFFF" style:writing-mode="lr-tb" style:vertical-align="middle" fo:padding-top="0.1041in" fo:padding-left="0.1041in" fo:padding-bottom="0.1041in" fo:padding-right="0.1041in">
        <style:background-fill draw:fill="solid" draw:fill-color="#FFFFFF"/>
      </style:table-cell-properties>
    </style:style>
    <style:style style:name="P48" style:parent-style-name="Normal" style:family="paragraph">
      <style:paragraph-properties fo:margin-bottom="0in"/>
      <style:text-properties fo:font-weight="bold" style:font-weight-asian="bold" style:font-weight-complex="bold" fo:font-size="11pt" style:font-size-asian="11pt" style:font-size-complex="11pt"/>
    </style:style>
    <style:style style:name="TableCell49" style:family="table-cell">
      <style:table-cell-properties fo:border="none" fo:background-color="#FFFFFF" style:writing-mode="lr-tb" style:vertical-align="middle" fo:padding-top="0.1041in" fo:padding-left="0.1041in" fo:padding-bottom="0.1041in" fo:padding-right="0.1041in">
        <style:background-fill draw:fill="solid" draw:fill-color="#FFFFFF"/>
      </style:table-cell-properties>
    </style:style>
    <style:style style:name="P50" style:parent-style-name="Normal" style:family="paragraph">
      <style:paragraph-properties fo:margin-bottom="0in"/>
      <style:text-properties fo:font-weight="bold" style:font-weight-asian="bold" style:font-weight-complex="bold" fo:font-size="11pt" style:font-size-asian="11pt" style:font-size-complex="11pt"/>
    </style:style>
    <style:style style:name="TableRow51" style:family="table-row">
      <style:table-row-properties style:min-row-height="0.5597in"/>
    </style:style>
    <style:style style:name="TableCell52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53" style:parent-style-name="Normal" style:family="paragraph">
      <style:paragraph-properties fo:margin-bottom="0in"/>
      <style:text-properties fo:font-weight="bold" style:font-weight-asian="bold" style:font-weight-complex="bold" fo:font-size="11pt" style:font-size-asian="11pt" style:font-size-complex="11pt"/>
    </style:style>
    <style:style style:name="TableCell54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55" style:parent-style-name="Normal" style:family="paragraph">
      <style:paragraph-properties fo:margin-bottom="0in"/>
      <style:text-properties fo:font-size="11pt" style:font-size-asian="11pt" style:font-size-complex="11pt"/>
    </style:style>
    <style:style style:name="TableRow56" style:family="table-row">
      <style:table-row-properties style:min-row-height="0.3916in"/>
    </style:style>
    <style:style style:name="TableCell57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58" style:parent-style-name="Normal" style:family="paragraph">
      <style:paragraph-properties fo:margin-bottom="0in"/>
      <style:text-properties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60" style:parent-style-name="Normal" style:family="paragraph">
      <style:paragraph-properties fo:margin-bottom="0in"/>
      <style:text-properties fo:font-size="11pt" style:font-size-asian="11pt" style:font-size-complex="11pt"/>
    </style:style>
    <style:style style:name="TableRow61" style:family="table-row">
      <style:table-row-properties style:min-row-height="0.5534in"/>
    </style:style>
    <style:style style:name="TableCell62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 fo:font-size="11pt" style:font-size-asian="11pt" style:font-size-complex="11pt"/>
    </style:style>
    <style:style style:name="TableCell64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65" style:parent-style-name="Normal" style:family="paragraph">
      <style:paragraph-properties fo:margin-bottom="0in"/>
      <style:text-properties fo:font-size="11pt" style:font-size-asian="11pt" style:font-size-complex="11pt"/>
    </style:style>
    <style:style style:name="TableRow66" style:family="table-row">
      <style:table-row-properties style:min-row-height="0.5486in"/>
    </style:style>
    <style:style style:name="TableCell67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68" style:parent-style-name="Normal" style:family="paragraph">
      <style:paragraph-properties fo:margin-bottom="0in"/>
      <style:text-properties fo:font-weight="bold" style:font-weight-asian="bold" style:font-weight-complex="bold" fo:font-size="11pt" style:font-size-asian="11pt" style:font-size-complex="11pt"/>
    </style:style>
    <style:style style:name="TableCell69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70" style:parent-style-name="Normal" style:family="paragraph">
      <style:paragraph-properties fo:margin-bottom="0in"/>
      <style:text-properties fo:font-size="11pt" style:font-size-asian="11pt" style:font-size-complex="11pt"/>
    </style:style>
    <style:style style:name="TableRow71" style:family="table-row">
      <style:table-row-properties style:min-row-height="0.3916in"/>
    </style:style>
    <style:style style:name="TableCell72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73" style:parent-style-name="Normal" style:family="paragraph">
      <style:paragraph-properties fo:margin-bottom="0in"/>
      <style:text-properties fo:font-weight="bold" style:font-weight-asian="bold" style:font-weight-complex="bold" fo:font-size="11pt" style:font-size-asian="11pt" style:font-size-complex="11pt"/>
    </style:style>
    <style:style style:name="TableCell74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75" style:parent-style-name="Normal" style:family="paragraph">
      <style:paragraph-properties fo:margin-bottom="0in"/>
      <style:text-properties fo:font-size="11pt" style:font-size-asian="11pt" style:font-size-complex="11pt"/>
    </style:style>
    <style:style style:name="TableRow76" style:family="table-row">
      <style:table-row-properties style:min-row-height="0.3916in"/>
    </style:style>
    <style:style style:name="TableCell77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78" style:parent-style-name="Normal" style:family="paragraph">
      <style:paragraph-properties fo:margin-bottom="0in"/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80" style:parent-style-name="Normal" style:family="paragraph">
      <style:paragraph-properties fo:margin-bottom="0in"/>
      <style:text-properties fo:font-size="11pt" style:font-size-asian="11pt" style:font-size-complex="11pt"/>
    </style:style>
    <style:style style:name="TableRow81" style:family="table-row">
      <style:table-row-properties style:min-row-height="0.3916in"/>
    </style:style>
    <style:style style:name="TableCell82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83" style:parent-style-name="Normal" style:family="paragraph">
      <style:paragraph-properties fo:margin-bottom="0in"/>
      <style:text-properties fo:font-weight="bold" style:font-weight-asian="bold" style:font-weight-complex="bold" fo:font-size="11pt" style:font-size-asian="11pt" style:font-size-complex="11pt"/>
    </style:style>
    <style:style style:name="TableCell84" style:family="table-cell">
      <style:table-cell-properties fo:border-top="none" fo:border-left="none" fo:border-bottom="0.0104in solid #EEEEEE" fo:border-right="none" fo:background-color="#FFFFFF" style:writing-mode="lr-tb" fo:padding-top="0.125in" fo:padding-left="0.125in" fo:padding-bottom="0.125in" fo:padding-right="0.125in">
        <style:background-fill draw:fill="solid" draw:fill-color="#FFFFFF"/>
      </style:table-cell-properties>
    </style:style>
    <style:style style:name="P85" style:parent-style-name="Normal" style:family="paragraph">
      <style:paragraph-properties fo:margin-bottom="0in"/>
      <style:text-properties fo:font-size="11pt" style:font-size-asian="11pt" style:font-size-complex="11pt"/>
    </style:style>
  </office:automatic-styles>
  <office:body>
    <office:text text:use-soft-page-breaks="true">
      <text:p text:style-name="P1">En el caso de las empresas, la digitalización se refiere al proceso de transformar la información analógica (palabras, imágenes o datos numéricos, papel, manuales) en formatos digitales<text:s/>o electrónica, utilizando la tecnología.</text:p>
      <text:p text:style-name="P2">1.1 ¿Por qué se digitalizan las empresas?</text:p>
      <text:p text:style-name="Normal">Ventajas de la digitalización</text:p>
      <text:p text:style-name="Normal">1. Incremento de la eficiencia y la precisión: Una tienda online puede procesar pedidos automáticamente, lo que ahorra tiempo y evita errores en comparación con el procesamiento manual.</text:p>
      <text:p text:style-name="Normal">2. Comunicación inmediata con clientes:Permite resolver dudas, atender quejas o facilitar compras: Por ejemplo, las personas pueden contratar sus vacaciones desde casa: reserva de alojamiento, restaurantes, espectáculos, coches de alquiler, entradas, etc.</text:p>
      <text:p text:style-name="Normal">3. Facilita el trabajo y la coordinación: La información es accesible de manera inmediata. Las compañías pueden trabajar más rápido y de forma coordinada, posibilitando el teletrabajo y la creación de equipos internacionales.</text:p>
      <text:p text:style-name="Normal">4. Nuevas oportunidades de negocio: La venta de libros electrónicos, cursos online, modelos de software por uso en la nube, videojuegos online o las recomendaciones de un influencer son ejemplos de actividades emergentes gracias al desarrollo tecnológico.<text:line-break/><text:line-break/>¿Cómo cambia la tecnología digital a las empresas?</text:p>
      <text:p text:style-name="Normal">La implantación de la tecnología digital no consiste únicamente en adoptar nuevas herramientas, sino, sobre todo, en integrarlas de manera estratégica en la empresa. Esto requiere de una planificación cuidadosa y de una transformación cultural para aprovechar plenamente los beneficios que la tecnología digital puede ofrecer en la organización.</text:p>
      <text:p text:style-name="Párrafodelista"/>
      <text:p text:style-name="Normal">Los sistemas tecnológicos y herramientas tienen un gran impacto. No solo mejoran la eficiencia y la relación con los clientes, sino que también implican cambios internos en la empresa.</text:p>
      <text:list text:style-name="LFO1" text:continue-numbering="true">
        <text:list-item>
          <text:p text:style-name="P3">Impacto en los recursos humanos<text:tab/></text:p>
        </text:list-item>
      </text:list>
      <text:p text:style-name="Normal"><text:span text:style-name="T4">Desaparición de puestos de trabajo</text:span>. Debido a la automatización y mecanización, aunque también surgen profesiones nuevas, más cualificadas y versátiles, que son necesarias para manejar, programar o reparar la tecnología en uso.</text:p>
      <text:p text:style-name="P5"><text:span text:style-name="T6">2. Impacto en las tareas y forma de trabajo</text:span></text:p>
      <text:p text:style-name="Normal"><text:span text:style-name="T7">Cambios en la forma de trabajar.</text:span> Las tareas repetitivas pueden automatizarse, lo que da lugar a un resultado más preciso, rápido y ordenado, y las tareas complejas pueden simplificarse.</text:p>
      <text:p text:style-name="P8">3.Impacto en la comunicación</text:p>
      <text:p text:style-name="Normal"><text:span text:style-name="T9">Cambio en las formas de colaboración.</text:span> Los ordenadores y las aplicaciones informáticas ayudan a la coordinación y al trabajo humano. Así, las videoconferencias, las plataformas de mensajería instantánea o las herramientas de colaboración permiten una comunicación más fluida y rápida.</text:p>
      <text:soft-page-break/>
      <text:p text:style-name="P10"><text:span text:style-name="T11">4. Impacto en la estructura</text:span><text:span text:style-name="T12"><text:line-break/></text:span><text:span text:style-name="T13">Cambios en la cultura organizacional.</text:span><text:span text:style-name="T14"> Aunque la tecnología mejora la eficiencia y la satisfacción de los trabajadores, puesto que reduce sus tareas rutinarias y facilita el trabajo en equipo, es normal que, en la etapa inicial al cambio, algunas personas se opongan. Esto implica abandonar rutinas y aceptar un proceso de transformación permanente.</text:span></text:p>
      <text:p text:style-name="P15"><text:span text:style-name="T16">5. Impacto en la jerarquía</text:span></text:p>
      <text:p text:style-name="Normal"><text:span text:style-name="T17">Cambios en la toma de decisiones.</text:span> Las tecnologías digitales proporcionan datos en tiempo real y análisis profundos que respaldan la toma de decisiones. Los líderes pueden tomar decisiones más acertadas basadas en una información precisa y actualizada. Sin embargo, tener acceso a tantos datos y saber interpretarlos requiere de personal multidisciplinar. Por eso, las organizaciones tienden a reducir su jerarquía y organizarse de forma más horizontal; es necesario el trabajo en equipo y escuchar las aportaciones de cada especialista en su ámbito.</text:p>
      <text:p text:style-name="P18">6. Impacto en el marketing</text:p>
      <text:p text:style-name="Normal"><text:span text:style-name="T19">Cambios en la relación con los clientes</text:span>. Las tecnologías digitales permiten una mejor comprensión de los clientes mediante el análisis de datos de comportamiento y preferencias. Esto facilita la personalización en la atención al cliente y, en consecuencia, mejora su satisfacción y la relación que establece con la empresa.</text:p>
      <text:p text:style-name="Normal"/>
      <text:list text:style-name="LFO1" text:continue-numbering="true">
        <text:list-item>
          <text:p text:style-name="P20">¿Qué son las tecnologías IT y OT?</text:p>
        </text:list-item>
      </text:list>
      <text:p text:style-name="P21">Tecnologías de la información (IT)</text:p>
      <text:p text:style-name="Normal">También llamadas<text:s/><text:span text:style-name="T22">digitalización en negocio</text:span>, se trata de herramientas digitales enfocadas en el procesamiento de datos y en la gestión de la información. Son como el<text:s/><text:span text:style-name="T23">cerebro de la empresa</text:span>: ayudan a comprender las cosas, a comunicarse con otras personas y a tomar decisiones inteligentes.</text:p>
      <text:list text:style-name="LFO2" text:continue-numbering="true">
        <text:list-item>
          <text:p text:style-name="P24"><text:span text:style-name="T25">Función:</text:span> Gestionar información, datos, redes, correos electrónicos y sistemas en la nube.</text:p>
        </text:list-item>
        <text:list-item>
          <text:p text:style-name="P26"><text:span text:style-name="T27">Objetivo principal:</text:span> Eficacia, confidencialidad, integridad y disponibilidad de los datos.</text:p>
        </text:list-item>
        <text:list-item>
          <text:p text:style-name="P28"><text:span text:style-name="T29">Ejemplos:</text:span> Sistemas de gestión de clientes, bases de datos, servidores empresariales.</text:p>
        </text:list-item>
      </text:list>
      <text:p text:style-name="Normal"/>
      <text:p text:style-name="P30">Tecnologías de la operación (OT)</text:p>
      <text:p text:style-name="Normal">Conocidas también como <text:span text:style-name="T31">digitalización en planta</text:span>, se trata de herramientas digitales que se enfocan en el control y la automatización de los procesos físicos en entornos domésticos, industriales y comerciales. Ejemplos son los brazos y las<text:s/><text:span text:style-name="T32">piernas de la compañía</text:span>: máquinas, brazos robóticos, sensores... En definitiva, tecnologías específicas para la fabricación industrial, el transporte, la producción de energía, etc.</text:p>
      <text:p text:style-name="Normal">Teléfono Fijo: OT Los que realizan llamadas por fibra coaxiales tradicionales , mientras que los teléfonos que realizan llamadas por internet se consideran IT</text:p>
      <text:p text:style-name="Normal">Smartphone: IT Integra capacidad de computación, permiten realizar llamadas, navegar en internet, gestión de datos (guardar datos localmente y en la nube)</text:p>
      <text:soft-page-break/>
      <text:p text:style-name="Normal"><text:span text:style-name="T33">*</text:span><text:span text:style-name="T34">Tecnología de operaciones (OT):</text:span> Un robot de cocina básico que solo sigue instrucciones preprogramadas (como "cocinar por 15 minutos") pertenece a esta categoría. La OT se enfoca en la automatización de<text:s/>procesos y<text:s/>tareas físicas.</text:p>
      <text:p text:style-name="Normal"><text:span text:style-name="T35">*</text:span><text:span text:style-name="T36">Tecnología de la información (IT):</text:span> Un robot sofisticado que utiliza sensores para medir ingredientes, analiza esa información y ajusta el tiempo o la temperatura de cocción, puede ser considerado una tecnología de la información. Esto se debe a que está usando la <text:a xlink:href="https://www.google.com/search?q=inteligencia+artificial&amp;sca_esv=5bde5639e0944a75&amp;sxsrf=AE3TifOUFNKhm-8zRQ1O0uX01J-nmR1_jw%3A1763550834438&amp;ei=cqYdad7BGuK4i-gP_rioWA&amp;ved=2ahUKEwjc79iui_6QAxWo1wIHHfMnGuUQgK4QegQIBBAC&amp;uact=5&amp;oq=Un+robot+de+cocina+en+el+que+t%C3%BA+introduces+los+alimentos+y+programas+el+tiempo+de+cocinado+es+una+tecnolog%C3%ADa+de+la+operaci%C3%B3n.+Sin+embargo%2C+algunos+de+ellos+son+m%C3%A1s+sofisticados+y+poseen+decisiones+propias%2C+seg%C3%BAn+la+cantidad+de+ingredientes+o+el+tiempo+de+cocci%C3%B3n+requerido.+Estos+robots+de+cocina+que+gozan+de+cierto+grado+de+autonom%C3%ADa%2C+%C2%BFpueden+ser+considerados+tecnolog%C3%ADas+de+la+informaci%C3%B3n%3F&amp;gs_lp=Egxnd3Mtd2l6LXNlcnAikgNVbiByb2JvdCBkZSBjb2NpbmEgZW4gZWwgcXVlIHTDuiBpbnRyb2R1Y2VzIGxvcyBhbGltZW50b3MgeSBwcm9ncmFtYXMgZWwgdGllbXBvIGRlIGNvY2luYWRvIGVzIHVuYSB0ZWNub2xvZ8OtYSBkZSBsYSBvcGVyYWNpw7NuLiBTaW4gZW1iYXJnbywgYWxndW5vcyBkZSBlbGxvcyBzb24gbcOhcyBzb2Zpc3RpY2Fkb3MgeSBwb3NlZW4gZGVjaXNpb25lcyBwcm9waWFzLCBzZWfDum4gbGEgY2FudGlkYWQgZGUgaW5ncmVkaWVudGVzIG8gZWwgdGllbXBvIGRlIGNvY2Npw7NuIHJlcXVlcmlkby4gRXN0b3Mgcm9ib3RzIGRlIGNvY2luYSBxdWUgZ296YW4gZGUgY2llcnRvIGdyYWRvIGRlIGF1dG9ub23DrWEsIMK_cHVlZGVuIHNlciBjb25zaWRlcmFkb3MgdGVjbm9sb2fDrWFzIGRlIGxhIGluZm9ybWFjacOzbj9IAFAAWABwAHgBkAEAmAEAoAEAqgEAuAEDyAEA-AEC-AEBmAIAoAIAmAMAkgcAoAcAsgcAuAcAwgcAyAcA&amp;sclient=gws-wiz-serp&amp;mstk=AUtExfA7ZNYkMPa-ggWYLMtn13waI3SdpwCodbbg1J8f0d-8aO7pwgFR9jkGlmc0fWo-m1kRIfC-nBjazqvF5CJHcSR3f--5OqbjnXSynL1YwHHsVsb_rrHXp1QiV8_VtWhYYmKmPGncMAUhtkObkqQ4h7LeDY8KpM0Gl8Q4noY0xNuHAjrXgs9FvA2LtOfWZrqvFwA_JG37wPIwkmHs_5iuUOA41Qaf8ye61ca98HO2JbOdgdtvwPjnzl9rJcRQeoez1Topxwn3jwBKaTBYHyvW7BPzWKl7PZWKuQrXDPNdcTd7oA20MV6Cr9zifyBOqaDa7nFg6eWh0F48ymZTfZiLsx1bFYrQJHpOoH_svmi1s6Ol&amp;csui=3" office:target-frame-name="_top" xlink:show="replace"><text:span text:style-name="T37">inteligencia artificial</text:span></text:a> para "tomar decisiones" basadas en los datos que recopila.</text:p>
      <text:p text:style-name="Normal">a) Calculadora inteligente. Uso de apps, almacenar archivos, sincronizar datos, conexión a internet o software avanzado</text:p>
      <text:p text:style-name="Normal">b) Reloj inteligente. Sensores biométricos (ritmo cardíaco, saturación de oxígeno, pasos, sueño) bluetooth, wifi, 5g, GPS, apps Android, notificaciones, sincronizaciones, pagos contactless.</text:p>
      <text:p text:style-name="Normal">c) Nevera inteligente. Sistemas operativos, pantallas táctiles, conexión a internet, cámaras internas, alertas de reposición o caducidad, ia</text:p>
      <text:p text:style-name="Normal">d) Lavadora inteligente. Detección de carga, sensores, IA diagnóstico de averías, apps para controlarlas desde el teléfono,<text:s/></text:p>
      <text:p text:style-name="Normal"/>
      <text:list text:style-name="LFO3" text:continue-numbering="true">
        <text:list-item>
          <text:p text:style-name="P38">Enfoque y objetivos</text:p>
        </text:list-item>
      </text:list>
      <text:p text:style-name="P39">IT Se centra en recopilar información, crear listas de control y analizar los datos.</text:p>
      <text:p text:style-name="Normal">OT.<text:s/>Se enfoca en la operación y control de la fabricación, la energía y la logística.</text:p>
      <text:list text:style-name="LFO3" text:continue-numbering="true">
        <text:list-item>
          <text:p text:style-name="P40">Tecnologías utilizadas</text:p>
        </text:list-item>
      </text:list>
      <text:p text:style-name="Normal">IT<text:s/>Utiliza software, redes, bases de datos y aplicaciones informáticas.</text:p>
      <text:p text:style-name="Normal">OT<text:s/>Emplea sensores, controladores industriales y sistemas de automatización.</text:p>
      <text:list text:style-name="LFO3" text:continue-numbering="true">
        <text:list-item>
          <text:p text:style-name="P41">Seguridad</text:p>
        </text:list-item>
      </text:list>
      <text:p text:style-name="Normal">IT.<text:s/>La seguridad se centra en proteger datos y sistemas contra las amenazas cibernéticas.</text:p>
      <text:p text:style-name="Normal">OT.La seguridad se enfoca en proteger sistemas industriales contra ataques informáticos y fallos<text:s/>operativos.</text:p>
      <text:list text:style-name="LFO3" text:continue-numbering="true">
        <text:list-item>
          <text:p text:style-name="P42">Ciclo de vida</text:p>
        </text:list-item>
      </text:list>
      <text:p text:style-name="Normal">IT.<text:s/>Tienen ciclos de vida más cortos debido a las actualizaciones tecnológicas frecuentes.</text:p>
      <text:p text:style-name="Normal">OT.<text:s/>Tienden a ciclos de vida más largos para estabilizar la producción y por el coste de los equipos.</text:p>
      <text:p text:style-name="Normal">EJEMPLO<text:s/>Algunas de las herramientas de tecnología de la información (IT) que son ampliamente utilizadas por las empresas en la actualidad son:</text:p>
      <text:p text:style-name="Normal">Microsoft Azure. Plataforma en la nube para que las empresas puedan almacenar su información y programas sin necesidad de tener su propio hardware.</text:p>
      <text:p text:style-name="Normal">Splunk. Plataforma de análisis de datos que se utiliza para buscar y monitorizar registros en tiempo real.</text:p>
      <text:soft-page-break/>
      <text:p text:style-name="Normal">VMware vSphere. Plataforma que permite crear máquinas virtuales en servidores físicos.</text:p>
      <text:p text:style-name="Normal">Igualmente, encontramos herramientas populares de tecnología operacional (OT) como SCADA, PLCs y Historian Software para monitorizar y registrar procesos industriales.</text:p>
      <text:p text:style-name="Normal">INTERECONEXIÓN<text:s/></text:p>
      <text:p text:style-name="Normal">Ambos entornos requieren una interconexión entre dispositivos y sistemas para lograr sus objetivos. La convergencia entre IT y OT permite una gestión más eficiente de la empresa.</text:p>
      <text:p text:style-name="Normal">GESTIÓN DE DATOS</text:p>
      <text:p text:style-name="Normal">Tanto IT como OT manejan datos, aunque en contextos diferentes. IT maneja datos de la empresa y operaciones, mientras que OT maneja datos de producción y rendimiento.</text:p>
      <text:p text:style-name="Normal">COLABORACIÓN<text:s/></text:p>
      <text:p text:style-name="Normal">Ambos buscan mejorar la eficiencia, aunque en áreas diferentes. IT en la gestión de datos y procesos, mientras que OT busca mejorar la eficiencia en la producción y operación.</text:p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epartamento</text:p>
          </table:table-cell>
          <table:table-cell table:style-name="TableCell49">
            <text:p text:style-name="P50">Descripción</text:p>
          </table:table-cell>
        </table:table-row>
        <table:table-row table:style-name="TableRow51">
          <table:table-cell table:style-name="TableCell52">
            <text:p text:style-name="P53">Tecnología de la Información (TI)</text:p>
          </table:table-cell>
          <table:table-cell table:style-name="TableCell54">
            <text:p text:style-name="P55">Este es el departamento principal que se ocupa de la infraestructura y los sistemas informáticos de la empresa. Agrupa a administradores de sistemas, ingenieros de redes, especialistas en seguridad cibernética y técnicos de soporte.</text:p>
          </table:table-cell>
        </table:table-row>
        <table:table-row table:style-name="TableRow56">
          <table:table-cell table:style-name="TableCell57">
            <text:p text:style-name="P58">Desarrollo de Software</text:p>
          </table:table-cell>
          <table:table-cell table:style-name="TableCell59">
            <text:p text:style-name="P60">Empleados que crean programas y aplicaciones que optimizan la empresa, como desarrollo web, aplicaciones móviles y software personalizado.</text:p>
          </table:table-cell>
        </table:table-row>
        <table:table-row table:style-name="TableRow61">
          <table:table-cell table:style-name="TableCell62">
            <text:p text:style-name="P63">Gestión de Datos</text:p>
          </table:table-cell>
          <table:table-cell table:style-name="TableCell64">
            <text:p text:style-name="P65">Este departamento se encarga de recopilar, almacenar y gestionar la información de la empresa. Incluye a analistas de datos, científicos de datos y administradores de bases de datos.</text:p>
          </table:table-cell>
        </table:table-row>
        <table:table-row table:style-name="TableRow66">
          <table:table-cell table:style-name="TableCell67">
            <text:p text:style-name="P68">Seguridad de la Información</text:p>
          </table:table-cell>
          <table:table-cell table:style-name="TableCell69">
            <text:p text:style-name="P70">Trabajadores que protegen los datos y sistemas de la empresa de amenazas cibernéticas, tanto de manera preventiva como reactiva ante incidentes de seguridad.</text:p>
          </table:table-cell>
        </table:table-row>
        <table:table-row table:style-name="TableRow71">
          <table:table-cell table:style-name="TableCell72">
            <text:p text:style-name="P73">Desarrollo Web y Multimedia</text:p>
          </table:table-cell>
          <table:table-cell table:style-name="TableCell74">
            <text:p text:style-name="P75">Si la empresa tiene presencia online, este departamento crea y mantiene el sitio web y otros contenidos digitales, como vídeos, gráficos y redes sociales.</text:p>
          </table:table-cell>
        </table:table-row>
        <table:table-row table:style-name="TableRow76">
          <table:table-cell table:style-name="TableCell77">
            <text:p text:style-name="P78">Soporte Técnico</text:p>
          </table:table-cell>
          <table:table-cell table:style-name="TableCell79">
            <text:p text:style-name="P80">Este equipo ayuda a los empleados con problemas tecnológicos y brinda asistencia para resolver problemas de hardware y software.</text:p>
          </table:table-cell>
        </table:table-row>
        <table:table-row table:style-name="TableRow81">
          <table:table-cell table:style-name="TableCell82">
            <text:p text:style-name="P83">Innovación y Estrategia Digital</text:p>
          </table:table-cell>
          <table:table-cell table:style-name="TableCell84">
            <text:p text:style-name="P85">Este departamento identifica oportunidades para aprovechar nuevas tecnologías y tendencias digitales para mejorar la eficiencia de la empresa.</text:p>
          </table:table-cell>
        </table:table-row>
      </table:table>
      <text:p text:style-name="Normal">MEJORA DE EFICIENCIA<text:s/>La colaboración entre los equipos de IT y OT es esencial para garantizar una implementación efectiva y segura de la tecnología en toda la organizació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RA SANTEYANA, MARIA GUILLERMINA</meta:initial-creator>
    <dc:creator>FARA SANTEYANA, MARIA GUILLERMINA</dc:creator>
    <meta:creation-date>2025-11-19T09:35:00Z</meta:creation-date>
    <dc:date>2025-11-19T12:09:00Z</dc:date>
    <meta:print-date>2025-11-19T12:08:00Z</meta:print-date>
    <meta:template xlink:href="Normal" xlink:type="simple"/>
    <meta:editing-cycles>1</meta:editing-cycles>
    <meta:editing-duration>PT5040S</meta:editing-duration>
    <meta:document-statistic meta:page-count="4" meta:paragraph-count="23" meta:word-count="1803" meta:character-count="11701" meta:row-count="82" meta:non-whitespace-character-count="9921"/>
  </office:meta>
</office:document-meta>
</file>